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fo:font-style="normal" style:text-underline-style="none" style:font-style-asian="normal" style:font-style-complex="normal"/>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text-underline-style="solid" style:text-underline-width="auto" style:text-underline-color="font-color"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3">Science</text:span></text:p>
      <text:p text:style-name="Standard"/>
      <text:p text:style-name="Standard"/>
      <text:p text:style-name="Standard"><text:tab/>I used Alignment and Proximity in my science collage. All my pictures build on the main idea, evolution. I ordered my pictures from the most ancient life form to the newest and still evolving creatures - the turtles to the birds, the wolves to the dogs (which are still evolving into new breeds of dogs). For Proximity, I grouped all the pictures into there specific category. Reptiles, the turtle, birds: the Amazons and Mammals: the dogs and the wolf. <text:tab/></text:p>
      <text:p text:style-name="Standard"/>
      <text:p text:style-name="Standard"><text:tab/>In my science collage I chose a bunch of animal pictures. (A wolf, two dogs, a turtle and two birds ). The wolf is grouped with the dogs because dogs came from wolves. I grouped <text:s/>the <text:s/>turtle with the birds because birds originally came from reptiles. A scientist studies these animals and how evolution works. They might run breeding experiments for dogs and test if it is possible to make a new breed of dog which is really tiny and bald or grows way to much hair and is huge.</text:p>
      <text:p text:style-name="Standard"/>
      <text:p text:style-name="P2"><text:span text:style-name="T2">Engineering</text:span> </text:p>
      <text:p text:style-name="P2"/>
      <text:p text:style-name="P2"/>
      <text:p text:style-name="P3"><text:tab/>I used the art element, Form, and the principle of design, Contrast, in my Engineering collage. I used Form in the boot and the roller coaster. They are both things you <text:s/>would find in real life. I used contrast in the background and the pictures. The background was a picture of a building at night and the pictures were either covered in green or were buildings in daylight. This gives the collage more emphasis and is more dramatic. The boot is black and seems to fade into the background. Verses the huge rubber band ball, which is mainly green and sticks out of the <text:s/>picture.</text:p>
      <text:p text:style-name="P3"/>
      <text:p text:style-name="P3"><text:tab/>In <text:s/>my Engineering collage, I chose pictures of buildings and things you might engineer. A picture of scraps and metal; what most inventions are made of. A picture of a roller coaster, a green recycling power plant, and a <text:s/>huge rubber band ball. Engineers design boots and shoes, and they might even design them for fashion or to be comfortable. They also create roller coasters to entertain people but you can't have your everyday person <text:s/>falling off the roller coaster on the loop-to-loo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0-11T16:17:39.81</meta:creation-date>
    <dc:date>2012-10-11T17:35:53.25</dc:date>
    <dc:creator>Isadora White</dc:creator>
    <meta:editing-duration>PT1H2M59S</meta:editing-duration>
    <meta:editing-cycles>6</meta:editing-cycles>
    <meta:generator>OpenOffice.org/3.3$Win32 OpenOffice.org_project/330m20$Build-9567</meta:generator>
    <meta:printed-by>Isadora White</meta:printed-by>
    <meta:print-date>2012-10-11T17:33:37.72</meta:print-date>
    <meta:document-statistic meta:table-count="0" meta:image-count="0" meta:object-count="0" meta:page-count="1" meta:paragraph-count="6" meta:word-count="359" meta:character-count="2026"/>
  </office:meta>
</office:document-meta>
</file>